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" svg:font-family="'Noto Sans', 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9.449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53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22222" style:font-name="Noto Sans" fo:font-size="22pt" style:font-name-asian="Lohit Devanagari" style:font-size-asian="22pt" style:language-asian="hi" style:country-asian="IN" style:font-name-complex="Noto Sans" style:font-size-complex="22pt" style:language-complex="none" style:country-complex="none"/>
    </style:style>
    <style:style style:name="T1" style:family="text">
      <style:text-properties fo:font-size="22pt" fo:font-weight="normal" style:text-underline-style="none" style:text-underline-color="font-color" style:text-line-through-type="none" fo:font-style="normal" style:text-outline="false" fo:text-shadow="none" style:letter-kerning="true" fo:letter-spacing="normal" style:text-line-through-mode="continuous" fo:language="en" fo:country="US" style:language-asian="hi" style:country-asian="IN" style:language-complex="none" style:country-complex="none" style:font-name-asian="Lohit Devanagari" style:font-size-asian="22pt" style:font-size-complex="2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style:font-size-asian="22pt" style:font-size-complex="22pt" fo:color="#222222" style:text-underline-style="none" style:text-underline-color="font-color" style:text-line-through-type="none" style:letter-kerning="true" fo:letter-spacing="normal" fo:language="en" fo:country="US" style:language-asian="hi" style:country-asian="IN" style:font-name-asian="Lohit Devanagari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8" table:default-cell-style-name="ce1"/>
        <table:table-row table:style-name="ro1">
          <table:table-cell office:value-type="string" calcext:value-type="string">
            <text:p>日期</text:p>
          </table:table-cell>
          <table:table-cell office:value-type="string" calcext:value-type="string">
            <text:p>編號</text:p>
          </table:table-cell>
          <table:table-cell office:value-type="string" calcext:value-type="string">
            <text:p>題目</text:p>
          </table:table-cell>
          <table:table-cell office:value-type="string" calcext:value-type="string">
            <text:p>內容</text:p>
          </table:table-cell>
          <table:table-cell office:value-type="string" calcext:value-type="string">
            <text:p>進度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8-01" calcext:value-type="date">
            <text:p>08/01/2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加速規</text:span></text:p>
          </table:table-cell>
          <table:table-cell office:value-type="string" calcext:value-type="string">
            <text:p><text:span text:style-name="T2">accel, gyro, </text:span><text:span text:style-name="T3">magnetometer 的作用和差別</text:span>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空速，路徑效率，加速，振幅等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2" calcext:value-type="date">
            <text:p>08/0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進行數據的filter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路徑效率分析，是否值的訓練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讀新的論文</text:p>
          </table:table-cell>
          <table:table-cell office:value-type="string" calcext:value-type="string">
            <text:p>開會討論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4" calcext:value-type="date">
            <text:p>08/04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月開發文檔</text:p>
          </table:table-cell>
          <table:table-cell office:value-type="string" calcext:value-type="string">
            <text:p>讀7月開發文檔，寫一篇總結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整理兩篇新的文論，進行總結，整合到sbir材料中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第一篇論文中的數據，是否支持第二篇的觀點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不支持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05" calcext:value-type="date">
            <text:p>08/0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sbir開會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Oliver說明api，以及開發細節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6" calcext:value-type="date">
            <text:p>08/0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kyracing_web</text:p>
          </table:table-cell>
          <table:table-cell office:value-type="string" calcext:value-type="string">
            <text:p>復盤oliver說明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8" calcext:value-type="date">
            <text:p>08/08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研究背部振幅的公式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09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0" calcext:value-type="date">
            <text:p>08/10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準備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1" calcext:value-type="date">
            <text:p>08/11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修改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2" calcext:value-type="date">
            <text:p>08/12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訓練模型文檔再修改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再版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流程圖，系統設計圖</text:p>
          </table:table-cell>
          <table:table-cell office:value-type="string" calcext:value-type="string">
            <text:p>Loading</text:p>
          </table:table-cell>
          <table:table-cell table:number-columns-repeated="1019"/>
        </table:table-row>
        <table:table-row table:style-name="ro3">
          <table:table-cell table:style-name="ce2" office:value-type="date" office:date-value="2022-08-15" calcext:value-type="date">
            <text:p>08/15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Garmin訓練系統設計圖抽象，訓練系統UI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初版</text:p>
          </table:table-cell>
          <table:table-cell table:number-columns-repeated="1018"/>
        </table:table-row>
        <table:table-row table:style-name="ro3">
          <table:table-cell table:style-name="ce2" office:value-type="date" office:date-value="2022-08-16" calcext:value-type="date">
            <text:p>08/16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訓練系統導入模塊設計，研究skyleader的功能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導入模塊設計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7" calcext:value-type="date">
            <text:p>08/17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細化訓練計劃制定的部分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bir材料準備</text:p>
          </table:table-cell>
          <table:table-cell office:value-type="string" calcext:value-type="string">
            <text:p>周5材料分享：30分鐘講完，並突出重點，現有的材料有些長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訓練系統</text:p>
          </table:table-cell>
          <table:table-cell office:value-type="string" calcext:value-type="string">
            <text:p>這個是第二階段要作的事情，這個時期先使用路徑效率進行路徑分析</text:p>
          </table:table-cell>
          <table:table-cell office:value-type="string" calcext:value-type="string">
            <text:p>暫停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route分析工具規劃，加入使用“路徑效率”</text:p>
          </table:table-cell>
          <table:table-cell office:value-type="string" calcext:value-type="string">
            <text:p>完成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8-19" calcext:value-type="date">
            <text:p>08/19/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ute分析工具</text:p>
          </table:table-cell>
          <table:table-cell office:value-type="string" calcext:value-type="string">
            <text:p>流程圖，系統設計，UI設計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d軌跡</text:p>
          </table:table-cell>
          <table:table-cell office:value-type="string" calcext:value-type="string">
            <text:p>使用原版的軌跡，看看是否會卡頓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" svg:font-family="'Noto Sans', Arial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3:32:47.14386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16:05:19.301238775</meta:creation-date>
    <dc:date>2022-08-19T10:45:01.047112251</dc:date>
    <meta:editing-duration>P2DT17H25M14S</meta:editing-duration>
    <meta:editing-cycles>13</meta:editing-cycles>
    <meta:generator>LibreOffice/6.4.7.2$Linux_X86_64 LibreOffice_project/40$Build-2</meta:generator>
    <meta:document-statistic meta:table-count="1" meta:cell-count="129" meta:object-count="0"/>
  </office:meta>
</office:document-meta>
</file>